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752in"/>
    </style:style>
    <style:style style:name="co2" style:family="table-column">
      <style:table-column-properties fo:break-before="auto" style:column-width="1.6189in"/>
    </style:style>
    <style:style style:name="co3" style:family="table-column">
      <style:table-column-properties fo:break-before="auto" style:column-width="1.758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8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table table:name="adventur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file nam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te my homewor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ng on, said Orctorus</text:p>
          </table:table-cell>
          <table:table-cell office:value-type="string" calcext:value-type="string">
            <text:p>Hang on_ said Orctoru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City knight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he adventure begins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p here, I said!</text:p>
          </table:table-cell>
          <table:table-cell office:value-type="string" calcext:value-type="string">
            <text:p>Up here_ I said_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 fascinating specimen!</text:p>
          </table:table-cell>
          <table:table-cell office:value-type="string" calcext:value-type="string">
            <text:p>A fascinating specimen_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hoa -</text:p>
          </table:table-cell>
          <table:table-cell office:value-type="string" calcext:value-type="string">
            <text:p>Whoa _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w! Not on my head!</text:p>
          </table:table-cell>
          <table:table-cell office:value-type="string" calcext:value-type="string">
            <text:p>Ow_ Not on my head_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and ho!</text:p>
          </table:table-cell>
          <table:table-cell office:value-type="string" calcext:value-type="string">
            <text:p>Land ho_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Old wreck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Zake the super cool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Formula racer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nybody in there?</text:p>
          </table:table-cell>
          <table:table-cell office:value-type="string" calcext:value-type="string">
            <text:p>Anybody in there_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Castle on the hill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The rescue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Stormy weather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'Twas a wicked storm</text:p>
          </table:table-cell>
          <table:table-cell office:value-type="string" calcext:value-type="string">
            <text:p>_Twas a wicked storm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ine sea, wind in sails</text:p>
          </table:table-cell>
          <table:table-cell office:value-type="string" calcext:value-type="string">
            <text:p>Fine sea_ wind in sails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The arrival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Fixing the boat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The guard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'm the ship's mate ...</text:p>
          </table:table-cell>
          <table:table-cell office:value-type="string" calcext:value-type="string">
            <text:p>I_m the ship_s mate ___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Inside the Bountiful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Hillside excavation site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Volcano spot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Lava meets sea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Bird inlet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Inlet with sailing ships</text:p>
          </table:table-cell>
          <table:table-cell table:number-columns-repeated="1021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The lift-off</text:p>
          </table:table-cell>
          <table:table-cell table:style-name="ce3" office:value-type="string" calcext:value-type="string">
            <text:p>The liftoff</text:p>
          </table:table-cell>
          <table:table-cell table:style-name="ce3"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ut can it fly?</text:p>
          </table:table-cell>
          <table:table-cell office:value-type="string" calcext:value-type="string">
            <text:p>But can it fly_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Desert island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aptain Camel, Sir?</text:p>
          </table:table-cell>
          <table:table-cell office:value-type="string" calcext:value-type="string">
            <text:p>Captain Camel_ Sir_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Hello, Mrs. Whale Shark...</text:p>
          </table:table-cell>
          <table:table-cell office:value-type="string" calcext:value-type="string">
            <text:p>Hello_ Mrs_ Whale Shark___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illy humans!</text:p>
          </table:table-cell>
          <table:table-cell office:value-type="string" calcext:value-type="string">
            <text:p>Silly humans_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Lovely rhinoceroses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Zero-grav web spinning</text:p>
          </table:table-cell>
          <table:table-cell office:value-type="string" calcext:value-type="string">
            <text:p>Zero_grav web spinning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Jack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Crowded oceans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hat's it!</text:p>
          </table:table-cell>
          <table:table-cell office:value-type="string" calcext:value-type="string">
            <text:p>That_s it_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Help at last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The summit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Bridge march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Dolphin tricks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Around the waterfall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reasure!</text:p>
          </table:table-cell>
          <table:table-cell office:value-type="string" calcext:value-type="string">
            <text:p>Treasure_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Air time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Uninvited guest</text:p>
          </table:table-cell>
          <table:table-cell table:number-columns-repeated="1021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Pirate booty</text:p>
          </table:table-cell>
          <table:table-cell table:number-columns-repeated="102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he toy car is empty.</text:p>
          </table:table-cell>
          <table:table-cell office:value-type="string" calcext:value-type="string">
            <text:p>The toy car is empty_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wim at the giant's</text:p>
          </table:table-cell>
          <table:table-cell office:value-type="string" calcext:value-type="string">
            <text:p>Swim at the giant_s</text:p>
          </table:table-cell>
          <table:table-cell table:number-columns-repeated="1021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Afternoon swim</text:p>
          </table:table-cell>
          <table:table-cell table:number-columns-repeated="1021"/>
        </table:table-row>
      </table:table>
      <table:table table:name="animals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quoted</text:p>
          </table:table-cell>
          <table:table-cell table:style-name="ce1" office:value-type="string" calcext:value-type="string">
            <text:p>file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rse shoes</text:p>
          </table:table-cell>
          <table:table-cell table:formula="of:=COM.MICROSOFT.CONCAT(CHAR(34);[.B2];CHAR(34))" office:value-type="string" office:string-value="&quot;Horse shoes&quot;" calcext:value-type="string">
            <text:p>"Horse shoes"</text:p>
          </table:table-cell>
          <table:table-cell office:value-type="string" calcext:value-type="string">
            <text:p>Horse sho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orm in my breakfast</text:p>
          </table:table-cell>
          <table:table-cell table:formula="of:=COM.MICROSOFT.CONCAT(CHAR(34);[.B3];CHAR(34))" office:value-type="string" office:string-value="&quot;Worm in my breakfast&quot;" calcext:value-type="string">
            <text:p>"Worm in my breakfast"</text:p>
          </table:table-cell>
          <table:table-cell office:value-type="string" calcext:value-type="string">
            <text:p>Worm in my breakfa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ley chorus</text:p>
          </table:table-cell>
          <table:table-cell table:formula="of:=COM.MICROSOFT.CONCAT(CHAR(34);[.B4];CHAR(34))" office:value-type="string" office:string-value="&quot;Alley chorus&quot;" calcext:value-type="string">
            <text:p>"Alley chorus"</text:p>
          </table:table-cell>
          <table:table-cell office:value-type="string" calcext:value-type="string">
            <text:p>Alley choru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rescue</text:p>
          </table:table-cell>
          <table:table-cell table:formula="of:=COM.MICROSOFT.CONCAT(CHAR(34);[.B5];CHAR(34))" office:value-type="string" office:string-value="&quot;The rescue&quot;" calcext:value-type="string">
            <text:p>"The rescue"</text:p>
          </table:table-cell>
          <table:table-cell office:value-type="string" calcext:value-type="string">
            <text:p>The resc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ey! Look out!</text:p>
          </table:table-cell>
          <table:table-cell table:formula="of:=COM.MICROSOFT.CONCAT(CHAR(34);[.B6];CHAR(34))" office:value-type="string" office:string-value="&quot;Hey! Look out!&quot;" calcext:value-type="string">
            <text:p>"Hey! Look out!"</text:p>
          </table:table-cell>
          <table:table-cell office:value-type="string" calcext:value-type="string">
            <text:p>Hey_ Look out_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sh-tank dip</text:p>
          </table:table-cell>
          <table:table-cell table:formula="of:=COM.MICROSOFT.CONCAT(CHAR(34);[.B7];CHAR(34))" office:value-type="string" office:string-value="&quot;Fish-tank dip&quot;" calcext:value-type="string">
            <text:p>"Fish-tank dip"</text:p>
          </table:table-cell>
          <table:table-cell office:value-type="string" calcext:value-type="string">
            <text:p>Fish_tank dip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w wash</text:p>
          </table:table-cell>
          <table:table-cell table:formula="of:=COM.MICROSOFT.CONCAT(CHAR(34);[.B8];CHAR(34))" office:value-type="string" office:string-value="&quot;Cow wash&quot;" calcext:value-type="string">
            <text:p>"Cow wash"</text:p>
          </table:table-cell>
          <table:table-cell office:value-type="string" calcext:value-type="string">
            <text:p>Cow wash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urassic lake</text:p>
          </table:table-cell>
          <table:table-cell table:formula="of:=COM.MICROSOFT.CONCAT(CHAR(34);[.B9];CHAR(34))" office:value-type="string" office:string-value="&quot;Jurassic lake&quot;" calcext:value-type="string">
            <text:p>"Jurassic lake"</text:p>
          </table:table-cell>
          <table:table-cell office:value-type="string" calcext:value-type="string">
            <text:p>Jurassic lak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rofessor Mutt</text:p>
          </table:table-cell>
          <table:table-cell table:formula="of:=COM.MICROSOFT.CONCAT(CHAR(34);[.B10];CHAR(34))" office:value-type="string" office:string-value="&quot;Professor Mutt&quot;" calcext:value-type="string">
            <text:p>"Professor Mutt"</text:p>
          </table:table-cell>
          <table:table-cell office:value-type="string" calcext:value-type="string">
            <text:p>Professor Mut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uet</text:p>
          </table:table-cell>
          <table:table-cell table:formula="of:=COM.MICROSOFT.CONCAT(CHAR(34);[.B11];CHAR(34))" office:value-type="string" office:string-value="&quot;Duet&quot;" calcext:value-type="string">
            <text:p>"Duet"</text:p>
          </table:table-cell>
          <table:table-cell office:value-type="string" calcext:value-type="string">
            <text:p>Due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ang fin</text:p>
          </table:table-cell>
          <table:table-cell table:formula="of:=COM.MICROSOFT.CONCAT(CHAR(34);[.B12];CHAR(34))" office:value-type="string" office:string-value="&quot;Hang fin&quot;" calcext:value-type="string">
            <text:p>"Hang fin"</text:p>
          </table:table-cell>
          <table:table-cell office:value-type="string" calcext:value-type="string">
            <text:p>Hang fi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yond the closet</text:p>
          </table:table-cell>
          <table:table-cell table:formula="of:=COM.MICROSOFT.CONCAT(CHAR(34);[.B13];CHAR(34))" office:value-type="string" office:string-value="&quot;Beyond the closet&quot;" calcext:value-type="string">
            <text:p>"Beyond the closet"</text:p>
          </table:table-cell>
          <table:table-cell office:value-type="string" calcext:value-type="string">
            <text:p>Beyond the close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ugh ride</text:p>
          </table:table-cell>
          <table:table-cell table:formula="of:=COM.MICROSOFT.CONCAT(CHAR(34);[.B14];CHAR(34))" office:value-type="string" office:string-value="&quot;Rough ride&quot;" calcext:value-type="string">
            <text:p>"Rough ride"</text:p>
          </table:table-cell>
          <table:table-cell office:value-type="string" calcext:value-type="string">
            <text:p>Rough rid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ace the wind</text:p>
          </table:table-cell>
          <table:table-cell table:formula="of:=COM.MICROSOFT.CONCAT(CHAR(34);[.B15];CHAR(34))" office:value-type="string" office:string-value="&quot;Race the wind&quot;" calcext:value-type="string">
            <text:p>"Race the wind"</text:p>
          </table:table-cell>
          <table:table-cell office:value-type="string" calcext:value-type="string">
            <text:p>Race the wi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hat’s nasty</text:p>
          </table:table-cell>
          <table:table-cell table:formula="of:=COM.MICROSOFT.CONCAT(CHAR(34);[.B16];CHAR(34))" office:value-type="string" office:string-value="&quot;That’s nasty&quot;" calcext:value-type="string">
            <text:p>"That’s nasty"</text:p>
          </table:table-cell>
          <table:table-cell office:value-type="string" calcext:value-type="string">
            <text:p>That_s nasty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ruel fetch joke</text:p>
          </table:table-cell>
          <table:table-cell table:formula="of:=COM.MICROSOFT.CONCAT(CHAR(34);[.B17];CHAR(34))" office:value-type="string" office:string-value="&quot;Cruel fetch joke&quot;" calcext:value-type="string">
            <text:p>"Cruel fetch joke"</text:p>
          </table:table-cell>
          <table:table-cell office:value-type="string" calcext:value-type="string">
            <text:p>Cruel fetch jok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t’s a jungle out there</text:p>
          </table:table-cell>
          <table:table-cell table:formula="of:=COM.MICROSOFT.CONCAT(CHAR(34);[.B18];CHAR(34))" office:value-type="string" office:string-value="&quot;It’s a jungle out there&quot;" calcext:value-type="string">
            <text:p>"It’s a jungle out there"</text:p>
          </table:table-cell>
          <table:table-cell office:value-type="string" calcext:value-type="string">
            <text:p>It_s a jungle out ther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Whoah, Zelda! Whoah!</text:p>
          </table:table-cell>
          <table:table-cell table:formula="of:=COM.MICROSOFT.CONCAT(CHAR(34);[.B19];CHAR(34))" office:value-type="string" office:string-value="&quot;Whoah, Zelda! Whoah!&quot;" calcext:value-type="string">
            <text:p>"Whoah, Zelda! Whoah!"</text:p>
          </table:table-cell>
          <table:table-cell office:value-type="string" calcext:value-type="string">
            <text:p>Whoah_ Zelda_ Whoah_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vening at the museum</text:p>
          </table:table-cell>
          <table:table-cell table:formula="of:=COM.MICROSOFT.CONCAT(CHAR(34);[.B20];CHAR(34))" office:value-type="string" office:string-value="&quot;Evening at the museum&quot;" calcext:value-type="string">
            <text:p>"Evening at the museum"</text:p>
          </table:table-cell>
          <table:table-cell office:value-type="string" calcext:value-type="string">
            <text:p>Evening at the museum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Quiet, I say!</text:p>
          </table:table-cell>
          <table:table-cell table:formula="of:=COM.MICROSOFT.CONCAT(CHAR(34);[.B21];CHAR(34))" office:value-type="string" office:string-value="&quot;Quiet, I say!&quot;" calcext:value-type="string">
            <text:p>"Quiet, I say!"</text:p>
          </table:table-cell>
          <table:table-cell office:value-type="string" calcext:value-type="string">
            <text:p>Quiet_ I say_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unaway gerbil</text:p>
          </table:table-cell>
          <table:table-cell table:formula="of:=COM.MICROSOFT.CONCAT(CHAR(34);[.B22];CHAR(34))" office:value-type="string" office:string-value="&quot;Runaway gerbil&quot;" calcext:value-type="string">
            <text:p>"Runaway gerbil"</text:p>
          </table:table-cell>
          <table:table-cell office:value-type="string" calcext:value-type="string">
            <text:p>Runaway gerbi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ive me!</text:p>
          </table:table-cell>
          <table:table-cell table:formula="of:=COM.MICROSOFT.CONCAT(CHAR(34);[.B23];CHAR(34))" office:value-type="string" office:string-value="&quot;Give me!&quot;" calcext:value-type="string">
            <text:p>"Give me!"</text:p>
          </table:table-cell>
          <table:table-cell office:value-type="string" calcext:value-type="string">
            <text:p>Give me_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erbil aerobics</text:p>
          </table:table-cell>
          <table:table-cell table:formula="of:=COM.MICROSOFT.CONCAT(CHAR(34);[.B24];CHAR(34))" office:value-type="string" office:string-value="&quot;Gerbil aerobics&quot;" calcext:value-type="string">
            <text:p>"Gerbil aerobics"</text:p>
          </table:table-cell>
          <table:table-cell office:value-type="string" calcext:value-type="string">
            <text:p>Gerbil aerobic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ne good looking gerbil</text:p>
          </table:table-cell>
          <table:table-cell table:formula="of:=COM.MICROSOFT.CONCAT(CHAR(34);[.B25];CHAR(34))" office:value-type="string" office:string-value="&quot;One good looking gerbil&quot;" calcext:value-type="string">
            <text:p>"One good looking gerbil"</text:p>
          </table:table-cell>
          <table:table-cell office:value-type="string" calcext:value-type="string">
            <text:p>One good looking gerbi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eeding time</text:p>
          </table:table-cell>
          <table:table-cell table:formula="of:=COM.MICROSOFT.CONCAT(CHAR(34);[.B26];CHAR(34))" office:value-type="string" office:string-value="&quot;Feeding time&quot;" calcext:value-type="string">
            <text:p>"Feeding time"</text:p>
          </table:table-cell>
          <table:table-cell office:value-type="string" calcext:value-type="string">
            <text:p>Feeding tim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osy</text:p>
          </table:table-cell>
          <table:table-cell table:formula="of:=COM.MICROSOFT.CONCAT(CHAR(34);[.B27];CHAR(34))" office:value-type="string" office:string-value="&quot;Cosy&quot;" calcext:value-type="string">
            <text:p>"Cosy"</text:p>
          </table:table-cell>
          <table:table-cell office:value-type="string" calcext:value-type="string">
            <text:p>Cosy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undra</text:p>
          </table:table-cell>
          <table:table-cell table:formula="of:=COM.MICROSOFT.CONCAT(CHAR(34);[.B28];CHAR(34))" office:value-type="string" office:string-value="&quot;Tundra&quot;" calcext:value-type="string">
            <text:p>"Tundra"</text:p>
          </table:table-cell>
          <table:table-cell office:value-type="string" calcext:value-type="string">
            <text:p>Tundra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usy day in forest</text:p>
          </table:table-cell>
          <table:table-cell table:formula="of:=COM.MICROSOFT.CONCAT(CHAR(34);[.B29];CHAR(34))" office:value-type="string" office:string-value="&quot;Busy day in forest&quot;" calcext:value-type="string">
            <text:p>"Busy day in forest"</text:p>
          </table:table-cell>
          <table:table-cell office:value-type="string" calcext:value-type="string">
            <text:p>Busy day in fores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he diggers</text:p>
          </table:table-cell>
          <table:table-cell table:formula="of:=COM.MICROSOFT.CONCAT(CHAR(34);[.B30];CHAR(34))" office:value-type="string" office:string-value="&quot;The diggers&quot;" calcext:value-type="string">
            <text:p>"The diggers"</text:p>
          </table:table-cell>
          <table:table-cell office:value-type="string" calcext:value-type="string">
            <text:p>The digger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orning snack</text:p>
          </table:table-cell>
          <table:table-cell table:formula="of:=COM.MICROSOFT.CONCAT(CHAR(34);[.B31];CHAR(34))" office:value-type="string" office:string-value="&quot;Morning snack&quot;" calcext:value-type="string">
            <text:p>"Morning snack"</text:p>
          </table:table-cell>
          <table:table-cell office:value-type="string" calcext:value-type="string">
            <text:p>Morning snack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wilight meadow</text:p>
          </table:table-cell>
          <table:table-cell table:formula="of:=COM.MICROSOFT.CONCAT(CHAR(34);[.B32];CHAR(34))" office:value-type="string" office:string-value="&quot;Twilight meadow&quot;" calcext:value-type="string">
            <text:p>"Twilight meadow"</text:p>
          </table:table-cell>
          <table:table-cell office:value-type="string" calcext:value-type="string">
            <text:p>Twilight meadow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ight woods</text:p>
          </table:table-cell>
          <table:table-cell table:formula="of:=COM.MICROSOFT.CONCAT(CHAR(34);[.B33];CHAR(34))" office:value-type="string" office:string-value="&quot;Night woods&quot;" calcext:value-type="string">
            <text:p>"Night woods"</text:p>
          </table:table-cell>
          <table:table-cell office:value-type="string" calcext:value-type="string">
            <text:p>Night wood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Wet stuff falling</text:p>
          </table:table-cell>
          <table:table-cell table:formula="of:=COM.MICROSOFT.CONCAT(CHAR(34);[.B34];CHAR(34))" office:value-type="string" office:string-value="&quot;Wet stuff falling&quot;" calcext:value-type="string">
            <text:p>"Wet stuff falling"</text:p>
          </table:table-cell>
          <table:table-cell office:value-type="string" calcext:value-type="string">
            <text:p>Wet stuff falling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edgehog party</text:p>
          </table:table-cell>
          <table:table-cell table:formula="of:=COM.MICROSOFT.CONCAT(CHAR(34);[.B35];CHAR(34))" office:value-type="string" office:string-value="&quot;Hedgehog party&quot;" calcext:value-type="string">
            <text:p>"Hedgehog party"</text:p>
          </table:table-cell>
          <table:table-cell office:value-type="string" calcext:value-type="string">
            <text:p>Hedgehog party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tand-off</text:p>
          </table:table-cell>
          <table:table-cell table:formula="of:=COM.MICROSOFT.CONCAT(CHAR(34);[.B36];CHAR(34))" office:value-type="string" office:string-value="&quot;Stand-off&quot;" calcext:value-type="string">
            <text:p>"Stand-off"</text:p>
          </table:table-cell>
          <table:table-cell office:value-type="string" calcext:value-type="string">
            <text:p>Stand_off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igh society ants</text:p>
          </table:table-cell>
          <table:table-cell table:formula="of:=COM.MICROSOFT.CONCAT(CHAR(34);[.B37];CHAR(34))" office:value-type="string" office:string-value="&quot;High society ants&quot;" calcext:value-type="string">
            <text:p>"High society ants"</text:p>
          </table:table-cell>
          <table:table-cell office:value-type="string" calcext:value-type="string">
            <text:p>High society ant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ifficult patient</text:p>
          </table:table-cell>
          <table:table-cell table:formula="of:=COM.MICROSOFT.CONCAT(CHAR(34);[.B38];CHAR(34))" office:value-type="string" office:string-value="&quot;Difficult patient&quot;" calcext:value-type="string">
            <text:p>"Difficult patient"</text:p>
          </table:table-cell>
          <table:table-cell office:value-type="string" calcext:value-type="string">
            <text:p>Difficult patient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othing but trash here!</text:p>
          </table:table-cell>
          <table:table-cell table:formula="of:=COM.MICROSOFT.CONCAT(CHAR(34);[.B39];CHAR(34))" office:value-type="string" office:string-value="&quot;Nothing but trash here!&quot;" calcext:value-type="string">
            <text:p>"Nothing but trash here!"</text:p>
          </table:table-cell>
          <table:table-cell office:value-type="string" calcext:value-type="string">
            <text:p>Nothing but trash here_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ear miss</text:p>
          </table:table-cell>
          <table:table-cell table:formula="of:=COM.MICROSOFT.CONCAT(CHAR(34);[.B40];CHAR(34))" office:value-type="string" office:string-value="&quot;Near miss&quot;" calcext:value-type="string">
            <text:p>"Near miss"</text:p>
          </table:table-cell>
          <table:table-cell office:value-type="string" calcext:value-type="string">
            <text:p>Near mis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re you my mother?</text:p>
          </table:table-cell>
          <table:table-cell table:formula="of:=COM.MICROSOFT.CONCAT(CHAR(34);[.B41];CHAR(34))" office:value-type="string" office:string-value="&quot;Are you my mother?&quot;" calcext:value-type="string">
            <text:p>"Are you my mother?"</text:p>
          </table:table-cell>
          <table:table-cell office:value-type="string" calcext:value-type="string">
            <text:p>Are you my mother_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olow me …</text:p>
          </table:table-cell>
          <table:table-cell table:formula="of:=COM.MICROSOFT.CONCAT(CHAR(34);[.B42];CHAR(34))" office:value-type="string" office:string-value="&quot;Folow me …&quot;" calcext:value-type="string">
            <text:p>"Folow me …"</text:p>
          </table:table-cell>
          <table:table-cell office:value-type="string" calcext:value-type="string">
            <text:p>Folow me ___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Free-styling</text:p>
          </table:table-cell>
          <table:table-cell table:formula="of:=COM.MICROSOFT.CONCAT(CHAR(34);[.B43];CHAR(34))" office:value-type="string" office:string-value="&quot;Free-styling&quot;" calcext:value-type="string">
            <text:p>"Free-styling"</text:p>
          </table:table-cell>
          <table:table-cell office:value-type="string" calcext:value-type="string">
            <text:p>Free_styling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ird ain’t too smart!</text:p>
          </table:table-cell>
          <table:table-cell table:formula="of:=COM.MICROSOFT.CONCAT(CHAR(34);[.B44];CHAR(34))" office:value-type="string" office:string-value="&quot;Bird ain’t too smart!&quot;" calcext:value-type="string">
            <text:p>"Bird ain’t too smart!"</text:p>
          </table:table-cell>
          <table:table-cell office:value-type="string" calcext:value-type="string">
            <text:p>Bird ain_t too smart_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Feather express</text:p>
          </table:table-cell>
          <table:table-cell table:formula="of:=COM.MICROSOFT.CONCAT(CHAR(34);[.B45];CHAR(34))" office:value-type="string" office:string-value="&quot;Feather express&quot;" calcext:value-type="string">
            <text:p>"Feather express"</text:p>
          </table:table-cell>
          <table:table-cell office:value-type="string" calcext:value-type="string">
            <text:p>Feather express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Feather express 2</text:p>
          </table:table-cell>
          <table:table-cell table:formula="of:=COM.MICROSOFT.CONCAT(CHAR(34);[.B46];CHAR(34))" office:value-type="string" office:string-value="&quot;Feather express 2&quot;" calcext:value-type="string">
            <text:p>"Feather express 2"</text:p>
          </table:table-cell>
          <table:table-cell office:value-type="string" calcext:value-type="string">
            <text:p>Feather express 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Home to the kids</text:p>
          </table:table-cell>
          <table:table-cell table:formula="of:=COM.MICROSOFT.CONCAT(CHAR(34);[.B47];CHAR(34))" office:value-type="string" office:string-value="&quot;Home to the kids&quot;" calcext:value-type="string">
            <text:p>"Home to the kids"</text:p>
          </table:table-cell>
          <table:table-cell office:value-type="string" calcext:value-type="string">
            <text:p>Home to the kids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Kitten picnic</text:p>
          </table:table-cell>
          <table:table-cell table:formula="of:=COM.MICROSOFT.CONCAT(CHAR(34);[.B48];CHAR(34))" office:value-type="string" office:string-value="&quot;Kitten picnic&quot;" calcext:value-type="string">
            <text:p>"Kitten picnic"</text:p>
          </table:table-cell>
          <table:table-cell office:value-type="string" calcext:value-type="string">
            <text:p>Kitten picnic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ad Jake! Bad!</text:p>
          </table:table-cell>
          <table:table-cell table:formula="of:=COM.MICROSOFT.CONCAT(CHAR(34);[.B49];CHAR(34))" office:value-type="string" office:string-value="&quot;Bad Jake! Bad!&quot;" calcext:value-type="string">
            <text:p>"Bad Jake! Bad!"</text:p>
          </table:table-cell>
          <table:table-cell office:value-type="string" calcext:value-type="string">
            <text:p>Bad Jake_ Bad_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ake me home!</text:p>
          </table:table-cell>
          <table:table-cell table:formula="of:=COM.MICROSOFT.CONCAT(CHAR(34);[.B50];CHAR(34))" office:value-type="string" office:string-value="&quot;Take me home!&quot;" calcext:value-type="string">
            <text:p>"Take me home!"</text:p>
          </table:table-cell>
          <table:table-cell office:value-type="string" calcext:value-type="string">
            <text:p>Take me home_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7">00/00/0000</text:date>, <text:time style:data-style-name="N2" text:time-value="22:08:54.37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27T22:29:06.955000000</dc:date>
    <meta:editing-duration>PT2H46M11S</meta:editing-duration>
    <meta:editing-cycles>6</meta:editing-cycles>
    <meta:generator>LibreOffice/7.2.5.2$Windows_X86_64 LibreOffice_project/499f9727c189e6ef3471021d6132d4c694f357e5</meta:generator>
    <meta:document-statistic meta:table-count="2" meta:cell-count="356" meta:object-count="0"/>
  </office:meta>
</office:document-meta>
</file>